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0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30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3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31" style:family="table-row">
      <style:table-row-properties style:min-row-height="0.171cm" fo:keep-together="auto"/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2" style:family="table-row">
      <style:table-row-properties style:min-row-height="0.425cm" fo:keep-together="auto"/>
    </style:style>
    <style:style style:name="Tabulka1.A32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2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5" style:family="table-row">
      <style:table-row-properties style:min-row-height="0.194cm" fo:keep-together="auto"/>
    </style:style>
    <style:style style:name="Tabulka1.A35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5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6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6" style:family="table-row">
      <style:table-row-properties style:min-row-height="0.547cm" fo:keep-together="auto"/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6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6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7" style:family="table-row">
      <style:table-row-properties style:min-row-height="1.438cm" fo:keep-together="auto"/>
    </style:style>
    <style:style style:name="Tabulka1.68" style:family="table-row">
      <style:table-row-properties style:min-row-height="0.268cm" fo:keep-together="auto"/>
    </style:style>
    <style:style style:name="P1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officeooo:paragraph-rsid="0017fd6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17fd61" officeooo:paragraph-rsid="0017fd61"/>
    </style:style>
    <style:style style:name="P6" style:family="paragraph" style:parent-style-name="Text_20_body">
      <style:text-properties officeooo:rsid="0018e951" officeooo:paragraph-rsid="0018e951"/>
    </style:style>
    <style:style style:name="P7" style:family="paragraph" style:parent-style-name="Text_20_body">
      <style:text-properties officeooo:paragraph-rsid="0018e951"/>
    </style:style>
    <style:style style:name="P8" style:family="paragraph" style:parent-style-name="Text_20_body">
      <style:text-properties officeooo:paragraph-rsid="00199bb0"/>
    </style:style>
    <style:style style:name="P9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0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T1" style:family="text">
      <style:text-properties officeooo:rsid="00199bb0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9pt" officeooo:rsid="0017fd61" style:font-size-asian="9pt" style:font-name-complex="Arial1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fd61" style:font-weight-asian="bold" style:font-weight-complex="bold"/>
    </style:style>
    <style:style style:name="T6" style:family="text">
      <style:text-properties fo:font-weight="bold" officeooo:rsid="0018e951" style:font-weight-asian="bold" style:font-weight-complex="bold"/>
    </style:style>
    <style:style style:name="T7" style:family="text">
      <style:text-properties fo:font-weight="bold" officeooo:rsid="00199bb0" style:font-weight-asian="bold" style:font-weight-complex="bold"/>
    </style:style>
    <style:style style:name="T8" style:family="text">
      <style:text-properties fo:language="cs" fo:country="CZ" style:language-asian="zh" style:country-asian="CN" style:language-complex="ar" style:country-complex="SA"/>
    </style:style>
    <style:style style:name="T9" style:family="text">
      <style:text-properties fo:language="cs" fo:country="CZ" officeooo:rsid="0018e951" style:language-asian="zh" style:country-asian="CN" style:language-complex="ar" style:country-complex="SA"/>
    </style:style>
    <style:style style:name="T10" style:family="text">
      <style:text-properties officeooo:rsid="0017fd61"/>
    </style:style>
    <style:style style:name="T11" style:family="text">
      <style:text-properties officeooo:rsid="0018e95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199bb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d61" style:font-weight-asian="normal" style:font-weight-complex="normal"/>
    </style:style>
    <style:style style:name="T19" style:family="text">
      <style:text-properties officeooo:rsid="001b68a0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3">Jméno: <text:tab/><text:span text:style-name="T14">Mgr. Bc. </text:span><text:span text:style-name="T13">Jakub Michálek</text:span> <text:s text:c="2"/><text:tab/>Politická příslušnost: <text:tab/>Česká pirátská strana (Piráti) <text:s text:c="4"/></text:p>
            <text:p text:style-name="P3">Rok: <text:tab/><text:tab/><text:span text:style-name="T10">2014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Podnikatelská činnost a samostatně výdělečná činnost dle čl. 3 odst. </text:span><text:span text:style-name="T5">1 </text:span><text:span text:style-name="T4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3. 1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5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innost v pracovním, služebním či obdobném poměru dle čl. 3 odst. </text:span><text:span text:style-name="T5">1 </text:span><text:span text:style-name="T4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Text_20_body">Řehák &amp; Partneři</text:p>
          </table:table-cell>
          <table:table-cell table:style-name="Tabulka1.B13" office:value-type="string">
            <text:p text:style-name="Text_20_body">advokátní koncipient</text:p>
          </table:table-cell>
          <table:table-cell table:style-name="Tabulka1.C13" office:value-type="string">
            <text:p text:style-name="Text_20_body">1. 1. </text:p>
          </table:table-cell>
          <table:table-cell table:style-name="Tabulka1.D13" office:value-type="string">
            <text:p text:style-name="Text_20_body">31. 10.</text:p>
          </table:table-cell>
          <table:table-cell table:style-name="Tabulka1.E13" table:number-columns-spanned="2" office:value-type="string">
            <text:p text:style-name="Text_20_body">ukončen dohodou na žádost zaměstnance</text:p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Aktivity v občanských sdruženích finančně podporovaných městem dle čl. 3 odst. </text:span><text:span text:style-name="T6">1 </text:span><text:span text:style-name="T4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4">Příjmy 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1">n</text:span>ázev subjektu </text:p>
          </table:table-cell>
          <table:table-cell table:style-name="Tabulka1.B4" office:value-type="string">
            <text:p text:style-name="Text_20_body"><text:span text:style-name="T11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13. 1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Text_20_body">21 316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P6">náhrada výdělku neuvolněného zastupitele</text:p>
          </table:table-cell>
          <table:table-cell table:style-name="Tabulka1.C22" office:value-type="string">
            <text:p text:style-name="Text_20_body">13. 10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Text_20_body"><text:span text:style-name="T1">20 736</text:span>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4">Dary <text:span text:style-name="T11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Text_20_body">vánoční čokoláda (prosinec 2014)</text:p>
          </table:table-cell>
          <table:covered-table-cell/>
          <table:covered-table-cell/>
          <table:table-cell table:style-name="Tabulka1.D27" table:number-columns-spanned="2" office:value-type="string">
            <text:p text:style-name="Text_20_body"><text:span text:style-name="Strong_20_Emphasis"><text:span text:style-name="T12">NEXIA AP a.s., <text:line-break/>IČ 48117013</text:span></text:span></text:p>
          </table:table-cell>
          <table:covered-table-cell/>
          <table:table-cell table:style-name="Tabulka1.F27" office:value-type="string">
            <text:p text:style-name="Text_20_body">200 Kč<text:line-break/>(odhad autora)</text:p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>večeře v ZOO a dárkový balíček (prosinec 2014)</text:p>
          </table:table-cell>
          <table:covered-table-cell/>
          <table:covered-table-cell/>
          <table:table-cell table:style-name="Tabulka1.D28" table:number-columns-spanned="2" office:value-type="string">
            <text:p text:style-name="Text_20_body">Zoologická zahrada hl. m. Prahy,<text:line-break/>IČ 00064459</text:p>
          </table:table-cell>
          <table:covered-table-cell/>
          <table:table-cell table:style-name="Tabulka1.F28" office:value-type="string">
            <text:p text:style-name="Text_20_body">800 Kč</text:p>
            <text:p text:style-name="Text_20_body">(odhad autora)</text:p>
          </table:table-cell>
        </table:table-row>
        <table:table-row table:style-name="Tabulka1.26">
          <table:table-cell table:style-name="Tabulka1.A29" table:number-columns-spanned="3" office:value-type="string">
            <text:p text:style-name="Text_20_body"><text:span text:style-name="T8">výpůjčka tabletu Dell Venue 11 Pro </text:span><text:span text:style-name="T9">(zastupitelský tablet)</text:span></text:p>
          </table:table-cell>
          <table:covered-table-cell/>
          <table:covered-table-cell/>
          <table:table-cell table:style-name="Tabulka1.D29" table:number-columns-spanned="2" office:value-type="string">
            <text:p text:style-name="P7"><text:span text:style-name="T11">Hlavní město Praha,<text:line-break/>IČ </text:span>00064581</text:p>
          </table:table-cell>
          <table:covered-table-cell/>
          <table:table-cell table:style-name="Tabulka1.F29" office:value-type="string">
            <text:p text:style-name="P9">24 858 Kč</text:p>
            <text:p text:style-name="P9">(výpůjčka)</text:p>
          </table:table-cell>
        </table:table-row>
        <table:table-row table:style-name="Tabulka1.26">
          <table:table-cell table:style-name="Tabulka1.A30" table:number-columns-spanned="3" office:value-type="string">
            <text:p text:style-name="Text_20_body">vstupenka na ples hlavního města Prahy <text:span text:style-name="T19">(listopad 2014)</text:span></text:p>
          </table:table-cell>
          <table:covered-table-cell/>
          <table:covered-table-cell/>
          <table:table-cell table:style-name="Tabulka1.D30" table:number-columns-spanned="2" office:value-type="string">
            <text:p text:style-name="P6">Hlavní město Praha,<text:line-break/>IČ 00064581</text:p>
          </table:table-cell>
          <table:covered-table-cell/>
          <table:table-cell table:style-name="Tabulka1.F30" office:value-type="string">
            <text:p text:style-name="P6">1 000 Kč (odhad autora)</text:p>
          </table:table-cell>
        </table:table-row>
        <table:table-row table:style-name="Tabulka1.31">
          <table:table-cell table:style-name="Tabulka1.A31" table:number-columns-spanned="3" office:value-type="string">
            <text:p text:style-name="Text_20_body">předvánoční koncert FOK <text:span text:style-name="T19">(prosinec 2014)</text:span>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>Symfonický orchestr hl. m. Prahy FOK,</text:p>
            <text:p text:style-name="P7"><text:span text:style-name="T11">IČ </text:span>00064475</text:p>
          </table:table-cell>
          <table:covered-table-cell/>
          <table:table-cell table:style-name="Tabulka1.F31" office:value-type="string">
            <text:p text:style-name="Text_20_body"><text:span text:style-name="T11">200</text:span> Kč <text:span text:style-name="T11">(odhad autora)</text:span></text:p>
          </table:table-cell>
        </table:table-row>
        <table:table-row table:style-name="Tabulka1.32">
          <table:table-cell table:style-name="Tabulka1.A32" table:number-columns-spanned="3" office:value-type="string">
            <text:p text:style-name="P4">Nabytí vlastnických nebo <text:s/>jiných věcných práv k nemovitému majetku dle čl. 5 </text:p>
          </table:table-cell>
          <table:covered-table-cell/>
          <table:covered-table-cell/>
          <table:table-cell table:style-name="Tabulka1.A32" table:number-columns-spanned="2" office:value-type="string">
            <text:p text:style-name="Text_20_body">pořizovací cena</text:p>
          </table:table-cell>
          <table:covered-table-cell/>
          <table:table-cell table:style-name="Tabulka1.F32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3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3" table:number-columns-spanned="2" office:value-type="string">
            <text:p text:style-name="Text_20_body"/>
          </table:table-cell>
          <table:covered-table-cell/>
          <table:table-cell table:style-name="Tabulka1.F33" office:value-type="string">
            <text:p text:style-name="Text_20_body"/>
          </table:table-cell>
        </table:table-row>
        <table:table-row table:style-name="Tabulka1.31">
          <table:table-cell table:style-name="Tabulka1.A34" table:number-columns-spanned="3" office:value-type="string">
            <text:p text:style-name="Text_20_body"/>
          </table:table-cell>
          <table:covered-table-cell/>
          <table:covered-table-cell/>
          <table:table-cell table:style-name="Tabulka1.D34" table:number-columns-spanned="2" office:value-type="string">
            <text:p text:style-name="Text_20_body"/>
          </table:table-cell>
          <table:covered-table-cell/>
          <table:table-cell table:style-name="Tabulka1.F34" office:value-type="string">
            <text:p text:style-name="Text_20_body"/>
          </table:table-cell>
        </table:table-row>
        <table:table-row table:style-name="Tabulka1.35">
          <table:table-cell table:style-name="Tabulka1.A35" table:number-columns-spanned="2" office:value-type="string">
            <text:p text:style-name="Text_20_body">Datum: <text:date style:data-style-name="N36" text:date-value="2015-06-30T16:31:40.576107809" text:fixed="true">30.06.2015</text:date></text:p>
          </table:table-cell>
          <table:covered-table-cell/>
          <table:table-cell table:style-name="Tabulka1.C35" table:number-columns-spanned="4" office:value-type="string">
            <text:p text:style-name="Text_20_body">Podpis: Mgr. Bc. Jakub Michálek, elektronicky podepsáno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6" table:number-columns-spanned="6" office:value-type="string">
            <text:p text:style-name="P8">Souhlasím se zveřejněním údajů a skutečností obsažených v „Oznámení o činnostech, o příjmech a darech a o nemovitém majetku zastupitele podle čl. 3 až 5 Etického kodexu člena Zastupitelstva hlavního města Prahy“ ANO – <text:span text:style-name="T16">NE</text:span><text:span text:style-name="T1"> (nehodící se škrtněte)</text:span> <text:s text:c="15"/>Podpis: Mgr. Bc. Jakub Michálek, elektronicky podepsáno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ulka1.2">
          <table:table-cell table:style-name="Tabulka1.A36" table:number-columns-spanned="6" office:value-type="string">
            <text:p text:style-name="Text_20_body">Oznámení o činnostech a o nemovitém majetku zastupitele podle čl. 3 <text:s text:c="2"/>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</text:p>
            <text:p text:style-name="Text_20_body"/>
            <text:p text:style-name="P8">Jméno <text:span text:style-name="T1">zastupitele</text:span>: <text:tab/><text:span text:style-name="T18">Mgr. Bc. </text:span><text:span text:style-name="T17">Jakub Michálek</text:span> <text:s text:c="2"/><text:tab/><text:span text:style-name="T2">Rok: </text:span><text:span text:style-name="T3">2014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Podnikatelská činnost a samostatně výdělečná činnost dle čl. 3 odst. </text:span><text:span text:style-name="T7">1</text:span><text:span text:style-name="T4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2" office:value-type="string">
            <text:p text:style-name="Text_20_body"/>
          </table:table-cell>
          <table:table-cell table:style-name="Tabulka1.B42" office:value-type="string">
            <text:p text:style-name="Text_20_body"/>
          </table:table-cell>
          <table:table-cell table:style-name="Tabulka1.C42" office:value-type="string">
            <text:p text:style-name="Text_20_body"/>
          </table:table-cell>
          <table:table-cell table:style-name="Tabulka1.D42" office:value-type="string">
            <text:p text:style-name="Text_20_body"/>
          </table:table-cell>
          <table:table-cell table:style-name="Tabulka1.E4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3" office:value-type="string">
            <text:p text:style-name="Text_20_body"/>
          </table:table-cell>
          <table:table-cell table:style-name="Tabulka1.B43" office:value-type="string">
            <text:p text:style-name="Text_20_body"/>
          </table:table-cell>
          <table:table-cell table:style-name="Tabulka1.C43" office:value-type="string">
            <text:p text:style-name="Text_20_body"/>
          </table:table-cell>
          <table:table-cell table:style-name="Tabulka1.D43" office:value-type="string">
            <text:p text:style-name="Text_20_body"/>
          </table:table-cell>
          <table:table-cell table:style-name="Tabulka1.E43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lenství v řídících, dozorčích nebo kontrolních orgánech právnických osob dle čl. 3 odst. </text:span><text:span text:style-name="T7">1 </text:span><text:span text:style-name="T4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8" office:value-type="string">
            <text:p text:style-name="Text_20_body"/>
          </table:table-cell>
          <table:table-cell table:style-name="Tabulka1.B48" office:value-type="string">
            <text:p text:style-name="Text_20_body"/>
          </table:table-cell>
          <table:table-cell table:style-name="Tabulka1.C48" office:value-type="string">
            <text:p text:style-name="Text_20_body"/>
          </table:table-cell>
          <table:table-cell table:style-name="Tabulka1.D48" office:value-type="string">
            <text:p text:style-name="Text_20_body"/>
          </table:table-cell>
          <table:table-cell table:style-name="Tabulka1.E4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9" office:value-type="string">
            <text:p text:style-name="Text_20_body"/>
          </table:table-cell>
          <table:table-cell table:style-name="Tabulka1.B49" office:value-type="string">
            <text:p text:style-name="Text_20_body"/>
          </table:table-cell>
          <table:table-cell table:style-name="Tabulka1.C49" office:value-type="string">
            <text:p text:style-name="Text_20_body"/>
          </table:table-cell>
          <table:table-cell table:style-name="Tabulka1.D49" office:value-type="string">
            <text:p text:style-name="Text_20_body"/>
          </table:table-cell>
          <table:table-cell table:style-name="Tabulka1.E49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4">Činnost v pracovním, služebním či obdobném poměru dle čl. 3 odst. </text:span><text:span text:style-name="T7">1 </text:span><text:span text:style-name="T4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4" office:value-type="string">
            <text:p text:style-name="Text_20_body"/>
          </table:table-cell>
          <table:table-cell table:style-name="Tabulka1.B54" office:value-type="string">
            <text:p text:style-name="Text_20_body"/>
          </table:table-cell>
          <table:table-cell table:style-name="Tabulka1.C54" office:value-type="string">
            <text:p text:style-name="Text_20_body"/>
          </table:table-cell>
          <table:table-cell table:style-name="Tabulka1.D54" office:value-type="string">
            <text:p text:style-name="Text_20_body"/>
          </table:table-cell>
          <table:table-cell table:style-name="Tabulka1.E54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5" office:value-type="string">
            <text:p text:style-name="Text_20_body"/>
          </table:table-cell>
          <table:table-cell table:style-name="Tabulka1.B55" office:value-type="string">
            <text:p text:style-name="Text_20_body"/>
          </table:table-cell>
          <table:table-cell table:style-name="Tabulka1.C55" office:value-type="string">
            <text:p text:style-name="Text_20_body"/>
          </table:table-cell>
          <table:table-cell table:style-name="Tabulka1.D55" office:value-type="string">
            <text:p text:style-name="Text_20_body"/>
          </table:table-cell>
          <table:table-cell table:style-name="Tabulka1.E55" table:number-columns-spanned="2" office:value-type="string">
            <text:p text:style-name="Text_20_body"/>
          </table:table-cell>
          <table:covered-table-cell/>
        </table:table-row>
        <table:table-row table:style-name="Tabulka1.56">
          <table:table-cell table:style-name="Tabulka1.A3" table:number-columns-spanned="6" office:value-type="string">
            <text:p text:style-name="Text_20_body"><text:span text:style-name="T4">Aktivity v občanských sdruženích finančně podporovaných městem dle čl. 3 odst. </text:span><text:span text:style-name="T7">1 </text:span><text:span text:style-name="T4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60" office:value-type="string">
            <text:p text:style-name="Text_20_body"/>
          </table:table-cell>
          <table:table-cell table:style-name="Tabulka1.B60" office:value-type="string">
            <text:p text:style-name="Text_20_body"/>
          </table:table-cell>
          <table:table-cell table:style-name="Tabulka1.C60" office:value-type="string">
            <text:p text:style-name="Text_20_body"/>
          </table:table-cell>
          <table:table-cell table:style-name="Tabulka1.D60" office:value-type="string">
            <text:p text:style-name="Text_20_body"/>
          </table:table-cell>
          <table:table-cell table:style-name="Tabulka1.E6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61" office:value-type="string">
            <text:p text:style-name="Text_20_body"/>
          </table:table-cell>
          <table:table-cell table:style-name="Tabulka1.B61" office:value-type="string">
            <text:p text:style-name="Text_20_body"/>
          </table:table-cell>
          <table:table-cell table:style-name="Tabulka1.C61" office:value-type="string">
            <text:p text:style-name="Text_20_body"/>
          </table:table-cell>
          <table:table-cell table:style-name="Tabulka1.D61" office:value-type="string">
            <text:p text:style-name="Text_20_body"/>
          </table:table-cell>
          <table:table-cell table:style-name="Tabulka1.E61" table:number-columns-spanned="2" office:value-type="string">
            <text:p text:style-name="Text_20_body"/>
          </table:table-cell>
          <table:covered-table-cell/>
        </table:table-row>
        <table:table-row table:style-name="Tabulka1.32">
          <table:table-cell table:style-name="Tabulka1.A32" table:number-columns-spanned="3" office:value-type="string">
            <text:p text:style-name="P4">Nabytí vlastnických nebo <text:s/>jiných <text:s/>věcných práv k nemovitému majetku dle čl. 5 </text:p>
          </table:table-cell>
          <table:covered-table-cell/>
          <table:covered-table-cell/>
          <table:table-cell table:style-name="Tabulka1.A32" table:number-columns-spanned="2" office:value-type="string">
            <text:p text:style-name="Text_20_body">pořizovací cena</text:p>
          </table:table-cell>
          <table:covered-table-cell/>
          <table:table-cell table:style-name="Tabulka1.F32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6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26">
          <table:table-cell table:style-name="Tabulka1.A65" table:number-columns-spanned="3" office:value-type="string">
            <text:p text:style-name="Text_20_body"/>
          </table:table-cell>
          <table:covered-table-cell/>
          <table:covered-table-cell/>
          <table:table-cell table:style-name="Tabulka1.D65" table:number-columns-spanned="2" office:value-type="string">
            <text:p text:style-name="Text_20_body"/>
          </table:table-cell>
          <table:covered-table-cell/>
          <table:table-cell table:style-name="Tabulka1.F65" office:value-type="string">
            <text:p text:style-name="Text_20_body"/>
          </table:table-cell>
        </table:table-row>
        <table:table-row table:style-name="Tabulka1.31">
          <table:table-cell table:style-name="Tabulka1.A66" table:number-columns-spanned="3" office:value-type="string">
            <text:p text:style-name="Text_20_body"/>
          </table:table-cell>
          <table:covered-table-cell/>
          <table:covered-table-cell/>
          <table:table-cell table:style-name="Tabulka1.D66" table:number-columns-spanned="2" office:value-type="string">
            <text:p text:style-name="Text_20_body"/>
          </table:table-cell>
          <table:covered-table-cell/>
          <table:table-cell table:style-name="Tabulka1.F66" office:value-type="string">
            <text:p text:style-name="Text_20_body"/>
          </table:table-cell>
        </table:table-row>
        <table:table-row table:style-name="Tabulka1.67">
          <table:table-cell table:style-name="Tabulka1.A35" table:number-columns-spanned="2" office:value-type="string">
            <text:p text:style-name="Text_20_body"/>
            <text:p text:style-name="Text_20_body"/>
            <text:p text:style-name="Text_20_body"/>
            <text:p text:style-name="Text_20_body">Datum: </text:p>
          </table:table-cell>
          <table:covered-table-cell/>
          <table:table-cell table:style-name="Tabulka1.C35" table:number-columns-spanned="4" office:value-type="string">
            <text:p text:style-name="Text_20_body">Podpis: </text:p>
          </table:table-cell>
          <table:covered-table-cell/>
          <table:covered-table-cell/>
          <table:covered-table-cell/>
        </table:table-row>
        <table:table-row table:style-name="Tabulka1.68">
          <table:table-cell table:style-name="Tabulka1.A36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8">ANO – <text:span text:style-name="T15">NE</text:span> (nehodící se škrtněte)<text:tab/><text:tab/>Podpis zastupitele:</text:p>
            <text:p text:style-name="P8"><text:tab/><text:tab/><text:tab/><text:tab/><text:tab/><text:tab/>Podpis manželky: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style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style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5-06-30T17:09:54.823868945</dc:date>
    <meta:editing-cycles>5</meta:editing-cycles>
    <dc:title>Oznámení o činnostech, o příjmech a darech a o nemovitém majetku zastupitele podle čl</dc:title>
    <meta:editing-duration>PT36M24S</meta:editing-duration>
    <meta:generator>LibreOffice/4.2.8.2$Linux_X86_64 LibreOffice_project/420m0$Build-2</meta:generator>
    <meta:document-statistic meta:table-count="1" meta:image-count="0" meta:object-count="0" meta:page-count="2" meta:paragraph-count="119" meta:word-count="565" meta:character-count="3687" meta:non-whitespace-character-count="3128"/>
    <meta:template xlink:type="simple" xlink:actuate="onRequest" xlink:title="Normal.dot" xlink:href=""/>
  </office:meta>
</office:document-meta>
</file>